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align="justify" style:justify-single-word="false" fo:text-indent="1.25in" style:auto-text-indent="false"/>
      <style:text-properties officeooo:rsid="0017774e" officeooo:paragraph-rsid="0017774e"/>
    </style:style>
    <style:style style:name="P2" style:family="paragraph" style:parent-style-name="Standard">
      <style:paragraph-properties fo:margin-left="0in" fo:margin-right="0in" fo:line-height="150%" fo:text-align="justify" style:justify-single-word="false" fo:text-indent="1.25in" style:auto-text-indent="false"/>
      <style:text-properties officeooo:rsid="0021b636" officeooo:paragraph-rsid="0021b636"/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1.25in" style:auto-text-indent="false"/>
      <style:text-properties officeooo:rsid="00189549" officeooo:paragraph-rsid="0017774e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officeooo:rsid="0021b636" officeooo:paragraph-rsid="0021b636"/>
    </style:style>
    <style:style style:name="P5" style:family="paragraph" style:parent-style-name="Standard" style:master-page-name="">
      <style:paragraph-properties fo:margin-left="0in" fo:margin-right="0in" fo:line-height="150%" fo:text-align="center" style:justify-single-word="false" fo:text-indent="0in" style:auto-text-indent="false" style:page-number="auto"/>
      <style:text-properties fo:font-size="20pt" officeooo:rsid="0021b636" officeooo:paragraph-rsid="0021b636" style:font-size-asian="20pt" style:font-size-complex="20pt"/>
    </style:style>
    <style:style style:name="P6" style:family="paragraph" style:parent-style-name="Standard">
      <style:paragraph-properties fo:margin-left="0in" fo:margin-right="0in" fo:line-height="150%" fo:text-align="justify" style:justify-single-word="false" fo:text-indent="1.25in" style:auto-text-indent="false"/>
      <style:text-properties officeooo:rsid="0021b636" officeooo:paragraph-rsid="0021b636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1.25in" style:auto-text-indent="false"/>
      <style:text-properties officeooo:rsid="0023a093" officeooo:paragraph-rsid="0023a093"/>
    </style:style>
    <style:style style:name="P8" style:family="paragraph" style:parent-style-name="Standard">
      <style:paragraph-properties fo:margin-left="0in" fo:margin-right="0in" fo:line-height="150%" fo:text-align="justify" style:justify-single-word="false" fo:text-indent="1.25in" style:auto-text-indent="false"/>
      <style:text-properties officeooo:rsid="0015c182" officeooo:paragraph-rsid="0023a093"/>
    </style:style>
    <style:style style:name="T1" style:family="text">
      <style:text-properties officeooo:rsid="0021b636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225489" style:font-size-asian="10.5pt" style:font-size-complex="12pt"/>
    </style:style>
    <style:style style:name="T4" style:family="text">
      <style:text-properties officeooo:rsid="0023a093"/>
    </style:style>
    <style:style style:name="T5" style:family="text">
      <style:text-properties officeooo:rsid="0023dd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ETODOLOGIA DE PESQUISA</text:p>
      <text:p text:style-name="P4"><text:span text:style-name="T2">THAIS DINIZ BRA</text:span><text:span text:style-name="T3">Z</text:span></text:p>
      <text:p text:style-name="P2"/>
      <text:p text:style-name="P2">O TEMA</text:p>
      <text:p text:style-name="P2">Simulação <text:span text:style-name="T4">do funcionamento </text:span>do modelo <text:s/>de protocolos TCP/IP.</text:p>
      <text:p text:style-name="P2">Área: Redes <text:span text:style-name="T4">de Computadores</text:span></text:p>
      <text:p text:style-name="P2">Orientador: Sandro Renato Dias</text:p>
      <text:p text:style-name="P2"/>
      <text:p text:style-name="P2">O PROBLEMA</text:p>
      <text:p text:style-name="P7">O entendimento sobre o modelo de protocolos TCP/IP é de suma importância para <text:s/>estudantes de cursos em que têm em seu escopo o ensino de Redes de Computadores, e posteriormente o conhecimento dos profissionais no mercado, porém a dificuldade de aprendizado enfrentada pelos alunos compõe um grande problema.</text:p>
      <text:p text:style-name="P8"/>
      <text:p text:style-name="P1">RELEV<text:span text:style-name="T1">Â</text:span>NCIA</text:p>
      <text:p text:style-name="P7">Hoje o acesso, de qualquer tipo de dispositivo, à Internet requer obrigatoriamente a utilização do modelo de protocolos TCP/IP para tornar possível o envio e recebimento de dados, seu entendimento, então, é imprescindível para profissionais da área. Portanto necessário para sua formação.</text:p>
      <text:p text:style-name="P2"/>
      <text:p text:style-name="P2">HIPOTESE</text:p>
      <text:p text:style-name="P2">A proposta de solução para o problema é a criação de um simulador do modelo TCP/IP <text:span text:style-name="T4">que seja capaz de facilitar a visão e o entendimento do tráfico de PDU's, as </text:span>informações que são <text:span text:style-name="T4">adicionadas </text:span>aos pacotes de acordo com que este avance as diferentes camadas do modelo.</text:p>
      <text:p text:style-name="P2"/>
      <text:p text:style-name="P2"/>
      <text:p text:style-name="P2">OBJETIVO</text:p>
      <text:p text:style-name="P3"><text:span text:style-name="T1">O objetivo deste</text:span> trabalho <text:span text:style-name="T1">é</text:span> desenvolver 4 aplicações distintas, que representem as camadas de aplicação, transporte, rede e enlace de dados. A comunicação entre diferentes sistemas finais deverá ocorrer por meio do modelo cliente servidor. <text:span text:style-name="T5">Com esta implementação pretendo expor a adição de informações a cada camada, possibilitando assim, o entendimento do funcionamento deste modelo de protocolos e como isso possibilita a comunicação de um máquina com a Intern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13:07:27.039833175</meta:creation-date>
    <dc:date>2016-03-26T14:39:23.805795651</dc:date>
    <meta:editing-duration>PT1H6M7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236" meta:character-count="1523" meta:non-whitespace-character-count="1299"/>
  </office:meta>
</office:document-meta>
</file>